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4.128cm"/>
          <style:tab-stop style:position="8.573cm"/>
        </style:tab-stops>
      </style:paragraph-properties>
    </style:style>
    <style:style style:name="P2" style:family="paragraph" style:parent-style-name="Standard">
      <style:paragraph-properties>
        <style:tab-stops>
          <style:tab-stop style:position="3.512cm"/>
          <style:tab-stop style:position="8.573cm"/>
        </style:tab-stops>
      </style:paragraph-properties>
    </style:style>
    <style:style style:name="P3" style:family="paragraph" style:parent-style-name="Standard">
      <style:paragraph-properties>
        <style:tab-stops>
          <style:tab-stop style:position="3.512cm"/>
          <style:tab-stop style:position="8.573cm"/>
          <style:tab-stop style:position="9.259cm"/>
        </style:tab-stops>
      </style:paragraph-properties>
    </style:style>
    <style:style style:name="P4" style:family="paragraph" style:parent-style-name="Standard">
      <style:paragraph-properties>
        <style:tab-stops>
          <style:tab-stop style:position="0.958cm"/>
        </style:tab-stops>
      </style:paragraph-properties>
    </style:style>
    <style:style style:name="P5" style:family="paragraph" style:parent-style-name="Standard">
      <style:paragraph-properties>
        <style:tab-stops>
          <style:tab-stop style:position="0.958cm"/>
          <style:tab-stop style:position="4.128cm"/>
          <style:tab-stop style:position="8.573cm"/>
        </style:tab-stops>
      </style:paragraph-properties>
    </style:style>
    <style:style style:name="P6" style:family="paragraph" style:parent-style-name="Standard">
      <style:paragraph-properties>
        <style:tab-stops>
          <style:tab-stop style:position="3.556cm"/>
          <style:tab-stop style:position="8.573cm"/>
          <style:tab-stop style:position="9.259cm"/>
        </style:tab-stops>
      </style:paragraph-properties>
    </style:style>
    <style:style style:name="P7" style:family="paragraph" style:parent-style-name="heading_20_1">
      <style:paragraph-properties>
        <style:tab-stops>
          <style:tab-stop style:position="0.958cm"/>
          <style:tab-stop style:position="4.128cm"/>
          <style:tab-stop style:position="8.573cm"/>
        </style:tab-stops>
      </style:paragraph-properties>
    </style:style>
    <style:style style:name="P8" style:family="paragraph" style:parent-style-name="Title">
      <style:paragraph-properties fo:padding-left="0.141cm" fo:padding-right="0.141cm" fo:padding-top="0.035cm" fo:padding-bottom="0.035cm" fo:border="0.002cm solid #000000"/>
    </style:style>
    <style:style style:name="P9" style:family="paragraph" style:parent-style-name="Title">
      <style:paragraph-properties fo:padding-left="0.141cm" fo:padding-right="0.141cm" fo:padding-top="0.035cm" fo:padding-bottom="0.035cm" fo:border="0.002cm solid #000000">
        <style:tab-stops>
          <style:tab-stop style:position="0.958cm"/>
        </style:tab-stops>
      </style:paragraph-properties>
    </style:style>
    <style:style style:name="P10" style:family="paragraph" style:parent-style-name="Title" style:master-page-name="Standard">
      <style:paragraph-properties style:page-number="auto" fo:padding="0cm" fo:border="none"/>
    </style:style>
    <style:style style:name="P1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1pt" style:font-size-asian="11pt" style:font-size-complex="11pt"/>
    </style:style>
    <style:style style:name="T5" style:family="text">
      <style:text-properties fo:font-size="11pt" fo:language="de" fo:country="DE" fo:font-weight="bold" style:font-size-asian="11pt" style:font-weight-asian="bold" style:font-size-complex="11pt" style:font-weight-complex="bold"/>
    </style:style>
    <style:style style:name="T6" style:family="text">
      <style:text-properties fo:font-size="10pt" style:font-size-asian="10pt" style:font-size-complex="10pt"/>
    </style:style>
    <style:style style:name="T7" style:family="text">
      <style:text-properties fo:font-size="10pt" fo:language="de" fo:country="DE" style:font-size-asian="10pt" style:font-size-complex="10pt"/>
    </style:style>
    <style:style style:name="T8" style:family="text">
      <style:text-properties fo:font-size="14pt" fo:language="de" fo:country="DE" fo:font-weight="bold" style:font-size-asian="14pt" style:font-weight-asian="bold" style:font-size-complex="14pt" style:font-weight-complex="bold"/>
    </style:style>
    <style:style style:name="T9" style:family="text">
      <style:text-properties fo:language="de" fo:country="DE"/>
    </style:style>
    <style:style style:name="gr1" style:family="graphic">
      <style:graphic-properties draw:textarea-horizontal-align="center" draw:textarea-vertical-align="middl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vg:stroke-width="0.023cm" draw:textarea-horizontal-align="center" draw:textarea-vertical-align="middle" fo:padding-top="0.011cm" fo:padding-bottom="0.011cm" fo:padding-left="0.011cm" fo:padding-right="0.01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de MAJEUR</text:p>
      <text:p text:style-name="Standard"/>
      <text:p text:style-name="Standard"/>
      <text:p text:style-name="Standard"/>
      <text:p text:style-name="P8">ACCORDS À 3 SONS</text:p>
      <text:p text:style-name="Standard"/>
      <text:p text:style-name="P1"/>
      <text:p text:style-name="P1"/>
      <text:p text:style-name="P2"><text:span text:style-name="T1">F</text:span> :<text:tab/><text:span text:style-name="T1">fondamentale</text:span><text:tab/>note « racine » de l’accord</text:p>
      <text:p text:style-name="P2">(1)<text:tab/><text:tab/>(<text:span text:style-name="T2">généralement</text:span> la plus grave jouée...)</text:p>
      <text:p text:style-name="P2"/>
      <text:p text:style-name="P2"/>
      <text:p text:style-name="P6"><draw:polyline text:anchor-type="paragraph" draw:z-index="1" draw:style-name="gr1" draw:text-style-name="P11" svg:width="0.251cm" svg:height="0.987cm" svg:x="8.234cm" svg:y="0.011cm" svg:viewBox="0 0 252 988" draw:points="252,0 240,0 228,2 215,4 203,7 192,9 182,14 171,19 162,23 155,30 148,37 141,42 136,51 132,56 129,65 127,74 125,83 125,411 125,418 123,429 120,436 116,443 111,450 104,457 97,464 90,469 81,474 71,478 60,483 49,487 37,490 25,492 12,494 0,494 12,494 25,494 37,496 49,499 60,503 71,508 81,512 90,519 97,524 104,531 111,538 116,545 120,552 123,559 125,570 125,577 125,905 127,914 129,923 132,931 136,937 141,945 148,951 155,958 162,965 171,968 182,974 192,979 203,981 215,984 228,986 240,988 252,988"><text:p/></draw:polyline><text:span text:style-name="T1">3</text:span> :<text:tab/><text:span text:style-name="T1">tierce majeure</text:span><text:tab/><text:span text:style-name="T1">3<text:tab/>: 2 tons</text:span> (4 cases) en partant de F</text:p>
      <text:p text:style-name="P6">(3m)<text:tab/>(tierce mineure)<text:tab/><text:span text:style-name="T1">3m<text:tab/>: 1 ½ ton</text:span> (3 cases) en partant de F</text:p>
      <text:p text:style-name="P3"/>
      <text:p text:style-name="P3"/>
      <text:p text:style-name="P3"><draw:polyline text:anchor-type="paragraph" draw:z-index="0" draw:style-name="gr1" draw:text-style-name="P11" svg:width="0.251cm" svg:height="0.987cm" svg:x="8.243cm" svg:y="0.004cm" svg:viewBox="0 0 252 988" draw:points="252,0 240,0 228,2 215,4 203,7 192,9 182,14 171,19 162,23 155,30 148,37 141,42 136,51 132,56 129,65 127,74 125,83 125,411 125,418 123,429 120,436 116,443 111,450 104,457 97,464 90,469 81,474 71,478 60,483 49,487 37,490 25,492 12,494 0,494 12,494 25,494 37,496 49,499 60,503 71,508 81,512 90,519 97,524 104,531 111,538 116,545 120,552 123,559 125,570 125,577 125,905 127,914 129,923 132,931 136,937 141,945 148,951 155,958 162,965 171,968 182,974 192,979 203,981 215,984 228,986 240,988 252,988"><text:p/></draw:polyline><text:span text:style-name="T1">5</text:span> :<text:tab/><text:span text:style-name="T1">quinte</text:span><text:tab/><text:span text:style-name="T1">5<text:tab/>: 3 ½ tons</text:span> (7cases) en partant de F</text:p>
      <text:p text:style-name="P3"><draw:line text:anchor-type="paragraph" draw:z-index="2" draw:style-name="gr2" draw:text-style-name="P11" svg:x1="1.485cm" svg:y1="0.014cm" svg:x2="1.189cm" svg:y2="0.543cm"><text:p/></draw:line>(b5 ou 5)<text:tab/>(quinte diminuée)<text:tab/><text:span text:style-name="T1">b5<text:tab/>: 3 tons</text:span> (triton) (6 cases) en partant de F</text:p>
      <text:p text:style-name="P2"/>
      <text:p text:style-name="P1"/>
      <text:p text:style-name="P1"/>
      <text:p text:style-name="P9">NOM DES ACCORDS</text:p>
      <text:p text:style-name="P4"/>
      <text:p text:style-name="P4"/>
      <text:p text:style-name="P4"/>
      <text:p text:style-name="P7">X : 1 <text:s/>3 <text:s/>5</text:p>
      <text:p text:style-name="P5">Accord majeur</text:p>
      <text:p text:style-name="P5">Triade majeure (triade : 3 notes)</text:p>
      <text:h text:style-name="heading_20_2" text:outline-level="2" text:is-list-header="true"><text:tab/>Ex. : G =&gt; accord (triade) de sol majeur</text:h>
      <text:p text:style-name="P5"/>
      <text:p text:style-name="P7">X<text:span text:style-name="T4">m</text:span> : 1 <text:s/>3m <text:s/>5</text:p>
      <text:p text:style-name="Standard">(X-, X<text:span text:style-name="T6">min)</text:span></text:p>
      <text:p text:style-name="P5">Accord mineur</text:p>
      <text:p text:style-name="P5">Triade mineure (triade : 3 notes)</text:p>
      <text:h text:style-name="heading_20_2" text:outline-level="2" text:is-list-header="true"><text:tab/>Ex. : Gm =&gt; accord (triade) de sol mineur</text:h>
      <text:p text:style-name="P5"/>
      <text:p text:style-name="P5"><text:span text:style-name="T8">X</text:span><text:span text:style-name="T5">dim</text:span><text:span text:style-name="T8"> : 1 <text:s/>3m <text:s/>b5</text:span></text:p>
      <text:p text:style-name="P5"><text:span text:style-name="T9">(X</text:span><text:span text:style-name="T7">d</text:span><text:span text:style-name="T9">, X°)</text:span></text:p>
      <text:p text:style-name="P5">(Accord diminué : il manque une note pour pouvoir employer cette appellation)</text:p>
      <text:p text:style-name="P5">Triade diminuée</text:p>
      <text:h text:style-name="heading_20_2" text:outline-level="2" text:is-list-header="true"><text:tab/>Ex. : Gdim =&gt; triade de sol diminuée</text:h>
      <text:p text:style-name="P7"/>
      <text:p text:style-name="P7">X<text:span text:style-name="T4">5</text:span> : 1 <text:s/>5 <text:s/>(8)</text:p>
      <text:p text:style-name="P5">Accord « de puissance » (<text:span text:style-name="T3">power chord</text:span>)</text:p>
      <text:p text:style-name="P5">C’est un accord où l’on ne joue pas de tierce. On renforce juste la fondamentale par la quinte et éventuellement une autre fondamentale à l’octave du dessus. Ce n’est pas à proprement parler un accord à 3 sons.</text:p>
      <text:p text:style-name="P5"><text:span text:style-name="T1"><text:tab/>Ex. : G5 =&gt; </text:span><text:span text:style-name="T2">power chord</text:span><text:span text:style-name="T1"> de so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fr" fo:country="FR" style:font-size-asian="12pt" style:language-asian="fr" style:country-asian="FR"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paragraph-properties fo:keep-with-next="always">
        <style:tab-stops>
          <style:tab-stop style:position="4.128cm"/>
          <style:tab-stop style:position="8.573cm"/>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paragraph-properties fo:keep-with-next="always">
        <style:tab-stops>
          <style:tab-stop style:position="0.958cm"/>
          <style:tab-stop style:position="4.128cm"/>
          <style:tab-stop style:position="8.573cm"/>
        </style:tab-stops>
      </style:paragraph-propertie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 *</dc:creator>
    <dc:date>2008-10-23T14:06:27</dc:date>
    <meta:editing-cycles>5</meta:editing-cycles>
    <meta:editing-duration>PT8M50S</meta:editing-duration>
    <meta:user-defined meta:name="Info 1"/>
    <meta:user-defined meta:name="Info 2"/>
    <meta:user-defined meta:name="Info 3"/>
    <meta:user-defined meta:name="Info 4"/>
    <meta:document-statistic meta:table-count="0" meta:image-count="0" meta:object-count="0" meta:page-count="1" meta:paragraph-count="27" meta:word-count="186" meta:character-count="1019"/>
  </office:meta>
</office:document-meta>
</file>